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ist" svg:font-family="Geist, 'Geist Fallback', Arial, 'Apple Color Emoji', 'Segoe UI Emoji', 'Segoe UI Symbol'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3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 style:list-style-name="L1">
      <style:text-properties fo:font-size="12pt" style:font-size-asian="12pt" style:font-size-complex="12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3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 style:list-style-name="L14"/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Text_20_body" style:list-style-name="L3"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Text_20_body" style:list-style-name="L15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Text_20_body" style:list-style-name="L7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Text_20_body" style:list-style-name="L15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font-variant="normal" fo:text-transform="none" fo:color="#171717" style:font-name="Geist" fo:font-size="12pt" fo:letter-spacing="normal" fo:font-style="normal" fo:font-weight="normal"/>
    </style:style>
    <style:style style:name="T5" style:family="text">
      <style:text-properties fo:font-variant="normal" fo:text-transform="none" fo:color="#171717" style:font-name="Geist" fo:font-size="12pt" fo:letter-spacing="normal" fo:font-style="normal" fo:font-weight="normal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4cm" fo:text-indent="-0.635cm" fo:margin-left="2.60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9cm" fo:text-indent="-0.635cm" fo:margin-left="3.23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4cm" fo:text-indent="-0.635cm" fo:margin-left="3.87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09cm" fo:text-indent="-0.635cm" fo:margin-left="4.50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4cm" fo:text-indent="-0.635cm" fo:margin-left="5.14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79cm" fo:text-indent="-0.635cm" fo:margin-left="5.77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4cm" fo:text-indent="-0.635cm" fo:margin-left="6.41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49cm" fo:text-indent="-0.635cm" fo:margin-left="7.04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4cm" fo:text-indent="-0.635cm" fo:margin-left="7.68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19cm" fo:text-indent="-0.635cm" fo:margin-left="8.319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7cm" fo:text-indent="-0.635cm" fo:margin-left="2.4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57cm" fo:text-indent="-0.635cm" fo:margin-left="3.7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62cm" fo:text-indent="-0.635cm" fo:margin-left="5.6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7cm" fo:text-indent="-0.635cm" fo:margin-left="7.5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875cm" fo:text-indent="-0.635cm" fo:margin-left="2.8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51cm" fo:text-indent="-0.635cm" fo:margin-left="3.5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145cm" fo:text-indent="-0.635cm" fo:margin-left="4.1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78cm" fo:text-indent="-0.635cm" fo:margin-left="4.7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415cm" fo:text-indent="-0.635cm" fo:margin-left="5.4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05cm" fo:text-indent="-0.635cm" fo:margin-left="6.0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685cm" fo:text-indent="-0.635cm" fo:margin-left="6.6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2cm" fo:text-indent="-0.635cm" fo:margin-left="7.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55cm" fo:text-indent="-0.635cm" fo:margin-left="7.9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9cm" fo:text-indent="-0.635cm" fo:margin-left="8.59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7cm" fo:text-indent="-0.635cm" fo:margin-left="3.1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2cm" fo:text-indent="-0.635cm" fo:margin-left="3.79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7cm" fo:text-indent="-0.635cm" fo:margin-left="4.42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2cm" fo:text-indent="-0.635cm" fo:margin-left="5.06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7cm" fo:text-indent="-0.635cm" fo:margin-left="5.69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2cm" fo:text-indent="-0.635cm" fo:margin-left="6.33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7cm" fo:text-indent="-0.635cm" fo:margin-left="6.96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2cm" fo:text-indent="-0.635cm" fo:margin-left="7.60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7cm" fo:text-indent="-0.635cm" fo:margin-left="8.23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2cm" fo:text-indent="-0.635cm" fo:margin-left="8.87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2cm" fo:text-indent="-0.635cm" fo:margin-left="3.1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87cm" fo:text-indent="-0.635cm" fo:margin-left="3.7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2cm" fo:text-indent="-0.635cm" fo:margin-left="4.4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57cm" fo:text-indent="-0.635cm" fo:margin-left="5.0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2cm" fo:text-indent="-0.635cm" fo:margin-left="5.6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27cm" fo:text-indent="-0.635cm" fo:margin-left="6.3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2cm" fo:text-indent="-0.635cm" fo:margin-left="6.9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97cm" fo:text-indent="-0.635cm" fo:margin-left="7.5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2cm" fo:text-indent="-0.635cm" fo:margin-left="8.2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67cm" fo:text-indent="-0.635cm" fo:margin-left="8.867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2cm" fo:text-indent="-0.635cm" fo:margin-left="3.1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87cm" fo:text-indent="-0.635cm" fo:margin-left="3.7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2cm" fo:text-indent="-0.635cm" fo:margin-left="4.4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57cm" fo:text-indent="-0.635cm" fo:margin-left="5.0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2cm" fo:text-indent="-0.635cm" fo:margin-left="5.6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27cm" fo:text-indent="-0.635cm" fo:margin-left="6.3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2cm" fo:text-indent="-0.635cm" fo:margin-left="6.9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97cm" fo:text-indent="-0.635cm" fo:margin-left="7.5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2cm" fo:text-indent="-0.635cm" fo:margin-left="8.2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67cm" fo:text-indent="-0.635cm" fo:margin-left="8.867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87cm" fo:text-indent="-0.635cm" fo:margin-left="2.4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57cm" fo:text-indent="-0.635cm" fo:margin-left="3.7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62cm" fo:text-indent="-0.635cm" fo:margin-left="5.6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67cm" fo:text-indent="-0.635cm" fo:margin-left="7.5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02cm" fo:text-indent="-0.635cm" fo:margin-left="8.20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cumentation de déploiement </text:p>
      <text:p text:style-name="P3">Application EcoRide (Covoiturage)</text:p>
      <text:p text:style-name="P3"/>
      <text:p text:style-name="Text_20_body"/>
      <text:p text:style-name="Text_20_body"/>
      <text:p text:style-name="P8"><text:s text:c="5"/><text:span text:style-name="T2"><text:s/>Table des matières: </text:span></text:p>
      <text:list xml:id="list6030531269313919263" text:style-name="L1">
        <text:list-item>
          <text:p text:style-name="P4"><text:span text:style-name="T1">Introduction</text:span></text:p>
        </text:list-item>
        <text:list-item>
          <text:p text:style-name="P4"><text:span text:style-name="T1">Prérequis</text:span></text:p>
        </text:list-item>
        <text:list-item>
          <text:p text:style-name="P4"><text:span text:style-name="T1">Configuration de la base de données sur Vercel</text:span></text:p>
        </text:list-item>
        <text:list-item>
          <text:p text:style-name="P4"><text:span text:style-name="T1">Déploiement de l'application</text:span></text:p>
        </text:list-item>
        <text:list-item>
          <text:p text:style-name="P4"><text:span text:style-name="T1">Vérification et tests</text:span></text:p>
        </text:list-item>
      </text:list>
      <text:p text:style-name="Text_20_body"><text:s text:c="4"/></text:p>
      <text:list xml:id="list790734562472731157" text:style-name="L3">
        <text:list-item>
          <text:p text:style-name="P10">Introduction:</text:p>
          <text:p text:style-name="P10"><text:span text:style-name="T3">Ce document décrit la procédure de déploiement de l'application EcoRide sur la <text:s text:c="41"/></text:span></text:p>
          <text:p text:style-name="P10"><text:span text:style-name="T3"><text:s/>plateforme Vercel, EcoRide est une application de covoiturage qui nécessite </text:span></text:p>
          <text:p text:style-name="P10"><text:span text:style-name="T3"><text:s/>une base de données MySQL pour fonctionner correctement.</text:span></text:p>
        </text:list-item>
        <text:list-item>
          <text:p text:style-name="P1">Prérequis:</text:p>
        </text:list-item>
      </text:list>
      <text:list xml:id="list3386573408338059303" text:style-name="L7">
        <text:list-header>
          <text:p text:style-name="P12"><text:span text:style-name="T3"/></text:p>
        </text:list-header>
        <text:list-item>
          <text:p text:style-name="P12"><text:span text:style-name="T3">Un compte Vercel</text:span></text:p>
        </text:list-item>
        <text:list-item>
          <text:p text:style-name="P12"><text:span text:style-name="T3">Git installer localement</text:span></text:p>
        </text:list-item>
        <text:list-item>
          <text:p text:style-name="P12"><text:span text:style-name="T3">MySQL installer localement</text:span></text:p>
        </text:list-item>
        <text:list-item>
          <text:p text:style-name="P12"><text:span text:style-name="T3">L'application EcoRide fonctionnelle en environnement local</text:span></text:p>
        </text:list-item>
      </text:list>
      <text:p text:style-name="P2"/>
      <text:list xml:id="list20343927" text:continue-list="list790734562472731157" text:style-name="L3">
        <text:list-item>
          <text:p text:style-name="P6">Configuration de la base de données sur Vercel:</text:p>
        </text:list-item>
      </text:list>
      <text:p text:style-name="P5"/>
      <text:p text:style-name="Standard"><text:span text:style-name="T2"><text:s text:c="14"/></text:span><text:span text:style-name="T4">La plateforme de développement de Vercel comprend les outils et les <text:s/></text:span></text:p>
      <text:p text:style-name="Standard"><text:span text:style-name="T4"/></text:p>
      <text:p text:style-name="Standard"><text:span text:style-name="T4"><text:s text:c="14"/>frameworks que j'utilise. Cela me permet d’optimiser et de sécuriser </text:span></text:p>
      <text:p text:style-name="Standard"><text:span text:style-name="T4"/></text:p>
      <text:p text:style-name="Standard"><text:span text:style-name="T4"><text:s text:c="14"/>automatiquement mon application d’une manière qui est normalement</text:span></text:p>
      <text:p text:style-name="Standard"><text:span text:style-name="T4"/></text:p>
      <text:p text:style-name="Standard"><text:span text:style-name="T4"><text:s text:c="14"/>difficile et chronophage. </text:span></text:p>
      <text:p text:style-name="Standard"><text:span text:style-name="T4"/></text:p>
      <text:p text:style-name="Standard"><text:span text:style-name="T4"><text:s text:c="14"/>Vercel aide à à rendre l'application rapide à l’échelle mondiale, gére les domaines </text:span></text:p>
      <text:p text:style-name="Standard"><text:span text:style-name="T4"/></text:p>
      <text:p text:style-name="Standard"><text:span text:style-name="T4"><text:s text:c="14"/>y compris les DNS, les certificats SSL et les serveurs de noms.</text:span></text:p>
      <text:p text:style-name="Standard"><text:span text:style-name="T4"><text:s text:c="14"/></text:span></text:p>
      <text:p text:style-name="Standard"><text:span text:style-name="T4"><text:s text:c="14"/>Elle propose un stockage de cache et d’objets, ainsi que des intégrations de </text:span></text:p>
      <text:p text:style-name="Standard"><text:span text:style-name="T4"/></text:p>
      <text:p text:style-name="Standard"><text:span text:style-name="T4"><text:s text:c="14"/>bases de données de première partie.</text:span></text:p>
      <text:p text:style-name="Standard"><text:span text:style-name="T4"/></text:p>
      <text:p text:style-name="Standard"><text:soft-page-break/><text:span text:style-name="T4"/></text:p>
      <text:list xml:id="list20365830" text:continue-numbering="true" text:style-name="L3">
        <text:list-item>
          <text:p text:style-name="P6">Déploiement de l'application:</text:p>
        </text:list-item>
      </text:list>
      <text:p text:style-name="P5"/>
      <text:p text:style-name="Standard"><text:span text:style-name="T2"><text:s text:c="14"/></text:span><text:span text:style-name="T5">Vercel est une plateforme facile à utiliser, car elle </text:span><text:span text:style-name="T4">s’intègre à des outils tels que </text:span></text:p>
      <text:p text:style-name="Standard"><text:span text:style-name="T4"/></text:p>
      <text:p text:style-name="Standard"><text:span text:style-name="T4"><text:s text:c="15"/>GitHub où je peux enregistrer des instantanés de ma base de code pour chaque</text:span></text:p>
      <text:p text:style-name="Standard"><text:span text:style-name="T4"><text:s/></text:span></text:p>
      <text:p text:style-name="Standard"><text:span text:style-name="T4"><text:s text:c="15"/>modification sur Github, elle crée automatiquement une nouvelle URL à partir </text:span></text:p>
      <text:p text:style-name="Standard"><text:span text:style-name="T4"><text:s text:c="3"/></text:span></text:p>
      <text:p text:style-name="Standard"><text:span text:style-name="T4"><text:s text:c="15"/>de ses modifications et m'envoie un lien à consulter avant de fusionner. </text:span></text:p>
      <text:p text:style-name="Standard"><text:span text:style-name="T4"/></text:p>
      <text:p text:style-name="Standard"><text:span text:style-name="T4"><text:s text:c="15"/>Comment cette URL a-t-elle été créée ? </text:span></text:p>
      <text:p text:style-name="Standard"><text:span text:style-name="T4"/></text:p>
      <text:p text:style-name="Standard"><text:span text:style-name="T4"><text:s text:c="15"/>Vercel s'occupe de toute l’automatisation de l’infrastructure :</text:span></text:p>
      <text:p text:style-name="Standard"><text:span text:style-name="T4"/></text:p>
      <text:list xml:id="list4644598540214092713" text:style-name="L14">
        <text:list-item>
          <text:p text:style-name="P7"><text:span text:style-name="T4">Examiner le code pour comprendre avec quels outils je travaille.</text:span></text:p>
        </text:list-item>
        <text:list-item>
          <text:p text:style-name="P7"><text:span text:style-name="T4">Exécuter le calcul pour générer l'application à partir de ces dépendances.</text:span></text:p>
        </text:list-item>
        <text:list-item>
          <text:p text:style-name="P7"><text:span text:style-name="T4">Prendre la sortie de build et générer l’infrastructure cloud nécessaire à l’exécution de l'application.</text:span></text:p>
        </text:list-item>
        <text:list-item>
          <text:p text:style-name="P7"><text:span text:style-name="T4">Attribuer et sécuriser un domaine afin que pouvoir accéder à l'application via une URL.</text:span></text:p>
          <text:p text:style-name="P7"><text:span text:style-name="T4"><text:s text:c="4"/></text:span></text:p>
        </text:list-item>
      </text:list>
      <text:p text:style-name="Standard"><text:span text:style-name="T4"/></text:p>
      <text:p text:style-name="Standard"><text:span text:style-name="T2"><text:s text:c="13"/></text:span><text:span text:style-name="T4">Tout cela se passe à l’intérieur d’un environnement de prévisualisation généré <text:s text:c="4"/></text:span></text:p>
      <text:p text:style-name="Standard"><text:span text:style-name="T4"/></text:p>
      <text:p text:style-name="Standard"><text:span text:style-name="T4"><text:s text:c="14"/>automatiquement sur Vercel.</text:span></text:p>
      <text:p text:style-name="P5"/>
      <text:list xml:id="list20360059" text:continue-list="list20365830" text:style-name="L3">
        <text:list-item>
          <text:p text:style-name="P6">Vérification et tests:</text:p>
        </text:list-item>
      </text:list>
      <text:p text:style-name="P9"><text:s text:c="9"/></text:p>
      <text:p text:style-name="P9"><text:span text:style-name="T3"><text:s text:c="11"/>Aprés le déploiement, j'ai vérifié que l'application fonctionnait correctement sur </text:span></text:p>
      <text:p text:style-name="P9"><text:span text:style-name="T3"><text:s text:c="5"/></text:span></text:p>
      <text:p text:style-name="P9"><text:span text:style-name="T3"><text:s text:c="11"/>Vercel.</text:span></text:p>
      <text:p text:style-name="P9"><text:span text:style-name="T3"/></text:p>
      <text:list xml:id="list2910427382350562354" text:style-name="L15">
        <text:list-item>
          <text:p text:style-name="P11"><text:span text:style-name="T3">J'ai vériffié que toute les pages s'affichaient correctement.</text:span></text:p>
        </text:list-item>
        <text:list-item>
          <text:p text:style-name="P13"><text:span text:style-name="T3">J'ai testé les fonctionalités principales (page d'accueil, connexion, contact..)</text:span></text:p>
        </text:list-item>
      </text:list>
      <text:p text:style-name="Text_20_body"><text:span text:style-name="T3"/></text:p>
      <text:p text:style-name="Text_20_body"><text:s text:c="17"/>URL du site: <text:a xlink:type="simple" xlink:href="https://tp-eco-ride.vercel.app/" text:style-name="Internet_20_link" text:visited-style-name="Visited_20_Internet_20_Link">https://tp-eco-ride.vercel.app</text:a> 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ist" svg:font-family="Geist, 'Geist Fallback', Arial, 'Apple Color Emoji', 'Segoe UI Emoji', 'Segoe UI Symbol'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3M5S</meta:editing-duration>
    <meta:editing-cycles>5</meta:editing-cycles>
    <meta:generator>OpenOffice/4.1.15$Win32 OpenOffice.org_project/4115m2$Build-9813</meta:generator>
    <dc:date>2025-05-19T00:08:45.21</dc:date>
    <dc:creator>Ali Ishak</dc:creator>
    <meta:document-statistic meta:table-count="0" meta:image-count="0" meta:object-count="0" meta:page-count="3" meta:paragraph-count="52" meta:word-count="346" meta:character-count="2659"/>
    <meta:user-defined meta:name="Info 1"/>
    <meta:user-defined meta:name="Info 2"/>
    <meta:user-defined meta:name="Info 3"/>
    <meta:user-defined meta:name="Info 4"/>
  </office:meta>
</office:document-meta>
</file>